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Regular" style:font-family-generic="swiss"/>
    <style:font-face style:name="Ebrima1" svg:font-family="Ebrima" style:font-pitch="variable"/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style:font-name="Ebrima1" style:font-name-asian="Calibri1" style:font-name-complex="Calibri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Ebrima1" fo:font-style="italic" style:font-name-asian="Calibri1" style:font-style-asian="italic" style:font-name-complex="Calibri1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Ebrima1"/>
    </style:style>
    <style:style style:name="T6" style:family="text">
      <style:text-properties style:font-name="Ebrima1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style:text-position="-33% 58%" fo:font-size="28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rac'sche <text:span text:style-name="T1">δ</text:span>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mit der <text:span text:style-name="T1">δ</text:span>-Funktion für <text:span text:style-name="T2">f(x)</text:span> stetig in der Umgebung <text:span text:style-name="T2">x</text:span> = <text:span text:style-name="T2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728cm" svg:height="2.452cm" svg:x="5.635cm" svg:y="9.273cm">
          <text:p/>
          <draw:object xlink:href="../Delta-Funktion%20mit%20f(x)stetig%20in%20Umgebungvon%20x=a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<text:span text:style-name="T1">δ</text:span>-Funktion einer anderen Funktion <text:span text:style-name="T1">δ[</text:span><text:span text:style-name="T3">f(x)</text:span><text:span text:style-name="T1">]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225cm" svg:height="2.327cm" svg:x="8.387cm" svg:y="9.336cm">
          <text:p/>
          <draw:object xlink:href="../delta%5Bf(x)%5D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<text:span text:style-name="T2">g(x)</text:span> bzw. <text:span text:style-name="T2">g(a)</text:span> mal die Deltafunktion von <text:span text:style-name="T2">(x-a)</text:span> sowie <text:span text:style-name="T2">x</text:span> mal die Deltafunktion<text:span text:style-name="T2"> (x</text:span><text:span text:style-name="T4">) 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28cm" svg:height="2.108cm" svg:x="8.835cm" svg:y="9.445cm">
          <text:p/>
          <draw:object xlink:href="../g(x)%20und%20g(a)%20Deltafkt(x-a)%20und%20x%20Deltafkt(x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Stufenfunktion mittles der Dirac'schen Delta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12cm" svg:height="2.574cm" svg:x="8.143cm" svg:y="9.212cm">
          <text:p/>
          <draw:object xlink:href="../Stufe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leitung der Deltafunktion <text:span text:style-name="T5">[</text:span><text:span text:style-name="T6">a</text:span><text:span text:style-name="T5"> </text:span><text:span text:style-name="T1">ϵ </text:span><text:span text:style-name="T5">(</text:span><text:span text:style-name="T3">αβ</text:span><text:span text:style-name="T5">)]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63cm" svg:height="2.049cm" svg:x="1.368cm" svg:y="9.875cm">
          <text:p/>
          <draw:object xlink:href="../Ableitung%20der%20Deltafunktion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ntität folgt aus der formalen partiellen Integration bei der Ableitung der Delta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cm" svg:height="1.033cm" svg:x="8.149cm" svg:y="9.983cm">
          <text:p/>
          <draw:object xlink:href="../Identität%20aus%20der%20partiellen%20Integration%20in%20der%20Ableitung%20der%20Deltafunk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Deltafunktion als Ableitung der Stufenfunktion auf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587cm" svg:height="2.192cm" svg:x="9.706cm" svg:y="9.403cm">
          <text:p/>
          <draw:object xlink:href="../Deltafunktion%20als%20Ableitung%20der%20Stufen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Deltafunktion in Kartesischen Koordinate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cm" svg:height="10.048cm" svg:x="6.999cm" svg:y="5.475cm">
          <text:p/>
          <draw:object xlink:href="../Mehrdimensionale%20Deltafunktion%20in%20Kartesischen%20Koordinate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Volumenelement d<text:span text:style-name="T7">3</text:span><text:span text:style-name="T2">r</text:span> in Krummlinigen 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945cm" svg:height="2.963cm" svg:x="6.527cm" svg:y="9.018cm">
          <text:p/>
          <draw:object xlink:href="../Volumenelement%20d3r%20in%20Krummlinigen%20Koordinat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im Fall der Krummlinigen Koordinaten für die Deltafunktion zu forder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tenzreih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744cm" svg:height="2.028cm" svg:x="11.127cm" svg:y="9.485cm">
          <text:p/>
          <draw:object xlink:href="../Potenzreih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4.834cm" svg:x="1.4cm" svg:y="0.173cm" presentation:class="title" presentation:user-transformed="true">
          <draw:text-box>
            <text:p text:style-name="P2"><text:span text:style-name="T8">Wie sind die Koeffizienten </text:span><text:span text:style-name="T9">a</text:span><text:span text:style-name="T10">n</text:span><text:span text:style-name="T8"> der Potenzreihe bestimmt? Was erhält man durch die Entwicklung der Potenzreihe einer Funktion um den Punkt </text:span><text:span text:style-name="T9">x</text:span><text:span text:style-name="T8"> =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erhalten der Funktion im Punkt x = 0 :</text:p>
            <text:p/>
            <text:p/>
            <text:p/>
            <text:p/>
            <text:p/>
            <text:p/>
            <text:p/>
            <text:p>Man erhält so eine Taylor-Reihe.</text:p>
          </draw:text-box>
        </draw:frame>
        <draw:frame draw:style-name="gr1" draw:text-style-name="P1" draw:layer="layout" svg:width="24.682cm" svg:height="5.556cm" svg:x="1.658cm" svg:y="8.321cm">
          <text:p/>
          <draw:object xlink:href="../Taylor-Reih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adornments="Regular" style:font-family-generic="swiss"/>
    <style:font-face style:name="Ebrima1" svg:font-family="Ebrima" style:font-pitch="variable"/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Sylfaen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5-20T14:32:45.919000000</dc:date>
    <meta:document-statistic meta:object-count="290"/>
  </office:meta>
</office:document-meta>
</file>